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15_00-00-00_000.jpg</text:p>
          </table:table-cell>
          <table:table-cell table:style-name="ce22" office:value-type="string">
            <text:p>:m / daylog メモ / 2020-0315</text:p>
          </table:table-cell>
          <table:table-cell table:style-name="ce3"/>
          <table:table-cell table:style-name="ce3"/>
          <table:table-cell table:style-name="ce3"/>
          <table:table-cell table:style-name="ce32" table:formula="of:=IF([.E2]=&quot;&quot;;[.C2];CONCATENATE([.C2];&quot; / &quot;;[.E2]))" office:value-type="string" office:string-value=":m / daylog メモ / 2020-0315">
            <text:p>:m / daylog メモ / 2020-031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15_09-37-18_000.png</text:p>
          </table:table-cell>
          <table:table-cell table:style-name="ce22" office:value-type="string">
            <text:p>:m music / kb / score-compi / f-17 / p.1</text:p>
          </table:table-cell>
          <table:table-cell table:style-name="ce3"/>
          <table:table-cell table:style-name="ce3"/>
          <table:table-cell table:style-name="ce3"/>
          <table:table-cell table:style-name="ce32" table:formula="of:=IF([.E3]=&quot;&quot;;[.C3];CONCATENATE([.C3];&quot; / &quot;;[.E3]))" office:value-type="string" office:string-value=":m music / kb / score-compi / f-17 / p.1">
            <text:p>:m music / kb / score-compi / f-17 / p.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15_10-02-45_000.png</text:p>
          </table:table-cell>
          <table:table-cell table:style-name="ce22" office:value-type="string">
            <text:p>:m music / gt / score-compi / f-107 / p.1</text:p>
          </table:table-cell>
          <table:table-cell table:style-name="ce31"/>
          <table:table-cell table:style-name="ce3"/>
          <table:table-cell table:style-name="ce3"/>
          <table:table-cell table:style-name="ce32" table:formula="of:=IF([.E4]=&quot;&quot;;[.C4];CONCATENATE([.C4];&quot; / &quot;;[.E4]))" office:value-type="string" office:string-value=":m music / gt / score-compi / f-107 / p.1">
            <text:p>:m music / gt / score-compi / f-107 / p.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15_13-45-35_000.jpg</text:p>
          </table:table-cell>
          <table:table-cell table:style-name="ce22" office:value-type="string">
            <text:p>:m RES 1*1 / free# JVEMV6 44#10.2_49 / 44. currency / 10. prog-php / 2. tester / memo,A*J,M5 / N+</text:p>
          </table:table-cell>
          <table:table-cell table:style-name="ce23"/>
          <table:table-cell table:style-name="ce3"/>
          <table:table-cell table:style-name="ce3" office:value-type="string">
            <text:p>N-35-35-28.81 E-139-34-49.49</text:p>
          </table:table-cell>
          <table:table-cell table:style-name="ce32" table:formula="of:=IF([.E5]=&quot;&quot;;[.C5];CONCATENATE([.C5];&quot; / &quot;;[.E5]))" office:value-type="string" office:string-value=":m RES 1*1 / free# JVEMV6 44#10.2_49 / 44. currency / 10. prog-php / 2. tester / memo,A*J,M5 / N+">
            <text:p>:m RES 1*1 / free# JVEMV6 44#10.2_49 / 44. currency / 10. prog-php / 2. tester / memo,A*J,M5 / N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15_15-13-50_000.jpg</text:p>
          </table:table-cell>
          <table:table-cell table:style-name="ce22" office:value-type="string">
            <text:p>:m music / log / sx / || s.1:et-1,-,et-1(2),memo+,-,-,-,-,- || s.2:f-1,frase,swing+,:task-1,note=D4-F#4,score+,t.70,k.G,-,R=1 || s.3:f-1,-,:et-1,for=task-1,swing+,score+,-,-,-,R=2</text:p>
          </table:table-cell>
          <table:table-cell table:style-name="ce23"/>
          <table:table-cell table:style-name="ce3"/>
          <table:table-cell table:style-name="ce3" office:value-type="string">
            <text:p>N-35-35-28.57 E-139-34-49.27</text:p>
          </table:table-cell>
          <table:table-cell table:style-name="ce32" table:formula="of:=IF([.E6]=&quot;&quot;;[.C6];CONCATENATE([.C6];&quot; / &quot;;[.E6]))" office:value-type="string" office:string-value=":m music / log / sx / || s.1:et-1,-,et-1(2),memo+,-,-,-,-,- || s.2:f-1,frase,swing+,:task-1,note=D4-F#4,score+,t.70,k.G,-,R=1 || s.3:f-1,-,:et-1,for=task-1,swing+,score+,-,-,-,R=2">
            <text:p>:m music / log / sx / || s.1:et-1,-,et-1(2),memo+,-,-,-,-,- || s.2:f-1,frase,swing+,:task-1,note=D4-F#4,score+,t.70,k.G,-,R=1 || s.3:f-1,-,:et-1,for=task-1,swing+,score+,-,-,-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15_16-45-56_000.jpg</text:p>
          </table:table-cell>
          <table:table-cell table:style-name="ce22" office:value-type="string">
            <text:p>:m steps / 繕いもの / ももひき</text:p>
          </table:table-cell>
          <table:table-cell table:style-name="ce14"/>
          <table:table-cell table:style-name="ce3"/>
          <table:table-cell table:style-name="ce3" office:value-type="string">
            <text:p>N-35-35-28.9 E-139-34-49.11</text:p>
          </table:table-cell>
          <table:table-cell table:style-name="ce32" table:formula="of:=IF([.E7]=&quot;&quot;;[.C7];CONCATENATE([.C7];&quot; / &quot;;[.E7]))" office:value-type="string" office:string-value=":m steps / 繕いもの / ももひき">
            <text:p>:m steps / 繕いもの / ももひき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15_17-36-13_000.jpg</text:p>
          </table:table-cell>
          <table:table-cell table:style-name="ce15" office:value-type="string">
            <text:p>:m 1-2*2 RES / 245 / 『人工光合成と有機系太陽電池』　日本化学会、編 / p.79</text:p>
          </table:table-cell>
          <table:table-cell table:style-name="ce15"/>
          <table:table-cell table:style-name="ce3"/>
          <table:table-cell table:style-name="ce3" office:value-type="string">
            <text:p>N-35-35-28.34 E-139-34-49.43</text:p>
          </table:table-cell>
          <table:table-cell table:style-name="ce32" table:formula="of:=IF([.E8]=&quot;&quot;;[.C8];CONCATENATE([.C8];&quot; / &quot;;[.E8]))" office:value-type="string" office:string-value=":m 1-2*2 RES / 245 / 『人工光合成と有機系太陽電池』　日本化学会、編 / p.79">
            <text:p>:m 1-2*2 RES / 245 / 『人工光合成と有機系太陽電池』　日本化学会、編 / p.79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15_19-10-50_000.jpg</text:p>
          </table:table-cell>
          <table:table-cell table:style-name="ce16" office:value-type="string">
            <text:p>:m music / log / gt / || s.1:fs-1,fs,-,score+,t.60,k.D,-,R=1 || s.2:f-107,play,seq=1,-,t.60,-,-,R=2</text:p>
          </table:table-cell>
          <table:table-cell table:style-name="ce15"/>
          <table:table-cell table:style-name="ce3"/>
          <table:table-cell table:style-name="ce3" office:value-type="string">
            <text:p>N-35-35-28.52 E-139-34-49.43</text:p>
          </table:table-cell>
          <table:table-cell table:style-name="ce32" table:formula="of:=IF([.E9]=&quot;&quot;;[.C9];CONCATENATE([.C9];&quot; / &quot;;[.E9]))" office:value-type="string" office:string-value=":m music / log / gt / || s.1:fs-1,fs,-,score+,t.60,k.D,-,R=1 || s.2:f-107,play,seq=1,-,t.60,-,-,R=2">
            <text:p>:m music / log / gt / || s.1:fs-1,fs,-,score+,t.60,k.D,-,R=1 || s.2:f-107,play,seq=1,-,t.60,-,-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15_20-53-07_000.jpg</text:p>
          </table:table-cell>
          <table:table-cell table:style-name="ce17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1.31 E-139-34-42.95</text:p>
          </table:table-cell>
          <table:table-cell table:style-name="ce32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15_22-17-45_000.jpg</text:p>
          </table:table-cell>
          <table:table-cell table:style-name="ce22" office:value-type="string">
            <text:p>-*</text:p>
          </table:table-cell>
          <table:table-cell table:style-name="ce16"/>
          <table:table-cell table:style-name="ce3"/>
          <table:table-cell table:style-name="ce3" office:value-type="string">
            <text:p>N-35-35-22.74 E-139-34-56.41</text:p>
          </table:table-cell>
          <table:table-cell table:style-name="ce32" table:formula="of:=IF([.E11]=&quot;&quot;;[.C11];CONCATENATE([.C11];&quot; / &quot;;[.E11]))" office:value-type="string" office:string-value="-*">
            <text:p>-*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16_03-27-04_000.png</text:p>
          </table:table-cell>
          <table:table-cell table:style-name="ce6" office:value-type="string">
            <text:p>:m :PHOTO 起きた時刻（夜中） / 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m :PHOTO 起きた時刻（夜中） / ">
            <text:p>:m :PHOTO 起きた時刻（夜中） /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16_05-27-0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2.54 E-139-34-53.17</text:p>
          </table:table-cell>
          <table:table-cell table:style-name="ce32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16_06-35-44_000.jpg</text:p>
          </table:table-cell>
          <table:table-cell table:style-name="ce6" office:value-type="string">
            <text:p>:m 食べた物　間食 / 味噌スープ</text:p>
          </table:table-cell>
          <table:table-cell table:style-name="ce23"/>
          <table:table-cell table:style-name="ce3"/>
          <table:table-cell table:style-name="ce3" office:value-type="string">
            <text:p>N-35-35-22.82 E-139-34-54.71</text:p>
          </table:table-cell>
          <table:table-cell table:style-name="ce32" table:formula="of:=IF([.E14]=&quot;&quot;;[.C14];CONCATENATE([.C14];&quot; / &quot;;[.E1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15_15-05-34_000.mov</text:p>
          </table:table-cell>
          <table:table-cell table:style-name="ce6" office:value-type="string">
            <text:p>:VIDEO / @自宅 / メモ / sax / 演奏、play / g-2020-0315-1 / f-1,frase,swing+,:task-1,note=D4-F#4,score+,t.70,k.G,-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IDEO / @自宅 / メモ / sax / 演奏、play / g-2020-0315-1 / f-1,frase,swing+,:task-1,note=D4-F#4,score+,t.70,k.G,-,R=1">
            <text:p>:VIDEO / @自宅 / メモ / sax / 演奏、play / g-2020-0315-1 / f-1,frase,swing+,:task-1,note=D4-F#4,score+,t.70,k.G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15_15-07-36_000.mov</text:p>
          </table:table-cell>
          <table:table-cell table:style-name="ce6" office:value-type="string">
            <text:p>:VIDEO / @自宅 / メモ / sax / 演奏、play / g-2020-0315-2 / f-1,-,:et-1,for=task-1,swing+,score+,-,-,-,R=2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IDEO / @自宅 / メモ / sax / 演奏、play / g-2020-0315-2 / f-1,-,:et-1,for=task-1,swing+,score+,-,-,-,R=2">
            <text:p>:VIDEO / @自宅 / メモ / sax / 演奏、play / g-2020-0315-2 / f-1,-,:et-1,for=task-1,swing+,score+,-,-,-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15_18-34-36_000.mov</text:p>
          </table:table-cell>
          <table:table-cell table:style-name="ce6" office:value-type="string">
            <text:p>:VIDEO / @自宅 / メモ / guitar,gt / 演奏、play / g-2020-0315-1 / fs-1,fs,-,score+,t.60,k.D,-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IDEO / @自宅 / メモ / guitar,gt / 演奏、play / g-2020-0315-1 / fs-1,fs,-,score+,t.60,k.D,-,R=1">
            <text:p>:VIDEO / @自宅 / メモ / guitar,gt / 演奏、play / g-2020-0315-1 / fs-1,fs,-,score+,t.60,k.D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15_18-47-26_000.mov</text:p>
          </table:table-cell>
          <table:table-cell table:style-name="ce6" office:value-type="string">
            <text:p>:VIDEO / @自宅 / メモ / guitar,gt / 演奏、play / g-2020-0315-2 / f-107,play,seq=1,-,t.60,-,-,R=2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guitar,gt / 演奏、play / g-2020-0315-2 / f-107,play,seq=1,-,t.60,-,-,R=2">
            <text:p>:VIDEO / @自宅 / メモ / guitar,gt / 演奏、play / g-2020-0315-2 / f-107,play,seq=1,-,t.60,-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7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g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2020/03/16</text:date>, <text:time>08:26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6T08:26:47.95</dc:date>
    <dc:creator>iwabuchi ken</dc:creator>
    <meta:editing-duration>P18DT9H22M31S</meta:editing-duration>
    <meta:editing-cycles>7367</meta:editing-cycles>
    <meta:document-statistic meta:table-count="1" meta:cell-count="760" meta:object-count="0"/>
  </office:meta>
</office:document-meta>
</file>